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OpenSymbol" svg:font-family="OpenSymbol"/>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text-properties fo:font-style="italic" fo:font-weight="bold" style:font-style-asian="italic" style:font-weight-asian="bold"/>
    </style:style>
    <style:style style:name="P4" style:family="paragraph" style:parent-style-name="Standard">
      <style:paragraph-properties fo:text-align="start" style:justify-single-word="false"/>
      <style:text-properties style:font-name="Monospace" fo:font-size="10pt" fo:font-weight="normal" style:font-name-asian="Monospace" style:font-size-asian="10pt" style:font-weight-asian="normal" style:font-name-complex="Monospace" style:font-size-complex="10pt"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margin-left="0.5in" fo:margin-right="0in" fo:text-indent="0in" style:auto-text-indent="false">
        <style:tab-stops/>
      </style:paragraph-properties>
    </style:style>
    <style:style style:name="P8" style:family="paragraph" style:parent-style-name="Standard">
      <style:paragraph-properties fo:padding-left="0in" fo:padding-right="0in" fo:padding-top="0in" fo:padding-bottom="0.0138in" fo:border-left="none" fo:border-right="none" fo:border-top="none" fo:border-bottom="0.74pt solid #000000" style:shadow="none"/>
    </style:style>
    <style:style style:name="P9" style:family="paragraph" style:parent-style-name="Standard">
      <style:paragraph-properties fo:padding-left="0in" fo:padding-right="0in" fo:padding-top="0in" fo:padding-bottom="0.0138in" fo:border-left="none" fo:border-right="none" fo:border-top="none" fo:border-bottom="0.74pt solid #000000" style:shadow="none"/>
      <style:text-properties fo:font-weight="bold" style:font-weight-asian="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2">
      <style:text-properties fo:font-weight="bold" style:font-weight-asian="bold"/>
    </style:style>
    <style:style style:name="P13" style:family="paragraph" style:parent-style-name="Standard" style:list-style-name="L3">
      <style:paragraph-properties fo:text-align="start" style:justify-single-word="false"/>
      <style:text-properties fo:background-color="transparent"/>
    </style:style>
    <style:style style:name="P14" style:family="paragraph" style:parent-style-name="Standard" style:list-style-name="L3">
      <style:paragraph-properties fo:text-align="start" style:justify-single-word="false"/>
      <style:text-properties style:use-window-font-color="true" fo:background-color="transparent"/>
    </style:style>
    <style:style style:name="P15" style:family="paragraph" style:parent-style-name="Standard" style:list-style-name="L3"/>
    <style:style style:name="T1" style:family="text">
      <style:text-properties fo:font-style="italic" fo:font-weight="bold" style:font-style-asian="italic" style:font-weight-asian="bold"/>
    </style:style>
    <style:style style:name="T2" style:family="text">
      <style:text-properties style:use-window-font-color="true"/>
    </style:style>
    <style:style style:name="T3" style:family="text">
      <style:text-properties style:use-window-font-color="true" style:font-name="Monospace" fo:font-size="10pt" style:font-name-asian="Monospace" style:font-size-asian="10pt" style:font-name-complex="Monospace" style:font-size-complex="10pt"/>
    </style:style>
    <style:style style:name="T4" style:family="text">
      <style:text-properties style:use-window-font-color="true" fo:font-weight="bold" style:font-weight-asian="bold" style:font-weight-complex="bold"/>
    </style:style>
    <style:style style:name="T5" style:family="text">
      <style:text-properties fo:color="#c38705"/>
    </style:style>
    <style:style style:name="T6" style:family="text">
      <style:text-properties fo:color="#c38705" style:font-name="Monospace" fo:font-size="10pt" style:font-name-asian="Monospace" style:font-size-asian="10pt" style:font-name-complex="Monospace" style:font-size-complex="10pt"/>
    </style:style>
    <style:style style:name="T7" style:family="text">
      <style:text-properties fo:color="#999999"/>
    </style:style>
    <style:style style:name="T8" style:family="text">
      <style:text-properties fo:color="#999999" style:font-name="Monospace" fo:font-size="10pt" style:font-name-asian="Monospace" style:font-size-asian="10pt" style:font-name-complex="Monospace" style:font-size-complex="10pt"/>
    </style:style>
    <style:style style:name="T9" style:family="text">
      <style:text-properties fo:color="#00a40f"/>
    </style:style>
    <style:style style:name="T10" style:family="text">
      <style:text-properties fo:color="#00a40f" style:font-name="Monospace" fo:font-size="10pt" style:font-name-asian="Monospace" style:font-size-asian="10pt" style:font-name-complex="Monospace" style:font-size-complex="10pt"/>
    </style:style>
    <style:style style:name="T11" style:family="text">
      <style:text-properties fo:color="#00a40f" style:font-name="Monospace" fo:font-size="10pt" style:text-underline-style="solid" style:text-underline-width="auto" style:text-underline-color="font-color" style:font-name-asian="Monospace" style:font-size-asian="10pt" style:font-name-complex="Monospace" style:font-size-complex="10pt"/>
    </style:style>
    <style:style style:name="T12" style:family="text">
      <style:text-properties fo:font-weight="normal" style:font-weight-asian="normal" style:font-weight-complex="normal"/>
    </style:style>
    <style:style style:name="T13" style:family="text">
      <style:text-properties fo:font-weight="bold" style:font-weight-asian="bold"/>
    </style:style>
    <style:style style:name="T14" style:family="text">
      <style:text-properties fo:font-weight="bold" style:font-weight-asian="bold" style:font-weight-complex="bold"/>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space-before="0.25in" text:min-label-width="0.25in"/>
        <style:text-properties style:font-name="Times New Roman"/>
      </text:list-level-style-bullet>
      <text:list-level-style-bullet text:level="2" text:style-name="WW_5f_CharLFO4LVL2" text:bullet-char="o">
        <style:list-level-properties text:space-before="0.75in" text:min-label-width="0.25in"/>
        <style:text-properties style:font-name="Courier New"/>
      </text:list-level-style-bullet>
      <text:list-level-style-bullet text:level="3" text:style-name="WW_5f_CharLFO4LVL3" text:bullet-char="">
        <style:list-level-properties text:space-before="1.25in" text:min-label-width="0.25in"/>
        <style:text-properties style:font-name="Wingdings"/>
      </text:list-level-style-bullet>
      <text:list-level-style-bullet text:level="4" text:style-name="WW_5f_CharLFO4LVL4" text:bullet-char="">
        <style:list-level-properties text:space-before="1.75in" text:min-label-width="0.25in"/>
        <style:text-properties style:font-name="Symbol"/>
      </text:list-level-style-bullet>
      <text:list-level-style-bullet text:level="5" text:style-name="WW_5f_CharLFO4LVL5" text:bullet-char="o">
        <style:list-level-properties text:space-before="2.25in" text:min-label-width="0.25in"/>
        <style:text-properties style:font-name="Courier New"/>
      </text:list-level-style-bullet>
      <text:list-level-style-bullet text:level="6" text:style-name="WW_5f_CharLFO4LVL6" text:bullet-char="">
        <style:list-level-properties text:space-before="2.75in" text:min-label-width="0.25in"/>
        <style:text-properties style:font-name="Wingdings"/>
      </text:list-level-style-bullet>
      <text:list-level-style-bullet text:level="7" text:style-name="WW_5f_CharLFO4LVL7" text:bullet-char="">
        <style:list-level-properties text:space-before="3.25in" text:min-label-width="0.25in"/>
        <style:text-properties style:font-name="Symbol"/>
      </text:list-level-style-bullet>
      <text:list-level-style-bullet text:level="8" text:style-name="WW_5f_CharLFO4LVL8" text:bullet-char="o">
        <style:list-level-properties text:space-before="3.75in" text:min-label-width="0.25in"/>
        <style:text-properties style:font-name="Courier New"/>
      </text:list-level-style-bullet>
      <text:list-level-style-bullet text:level="9" text:style-name="WW_5f_CharLFO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ttp://code.google.com/p/tesseract-ocr/wiki/TrainingTesseract3<text:line-break/>may be useful in gaining better insight into tesseract's equation data file</text:p>
      <text:p text:style-name="P2"/>
      <text:p text:style-name="P6"><text:span text:style-name="T12">Hocr – <text:s/>an open standard which defines a data format for representation of </text:span><text:a xlink:type="simple" xlink:href="http://en.wikipedia.org/wiki/Optical_character_recognition"><text:span text:style-name="T12">OCR</text:span></text:a><text:span text:style-name="T12"> output. The standard aims to embed layout, recognition confidence, style and other information into the recognized text itself. Embedding this data into text in the standard </text:span><text:a xlink:type="simple" xlink:href="http://en.wikipedia.org/wiki/HyperText_Markup_Language"><text:span text:style-name="T12">HTML</text:span></text:a><text:span text:style-name="T12"> format is used to achieve that goal. Read </text:span><text:a xlink:type="simple" xlink:href="https://docs.google.com/document/preview?id=1QQnIQtvdAC_8n92-LhwPcjtAUFwBlzE8EWnKAxlgVf0"><text:span text:style-name="T12">https://docs.google.com/document/preview?id=1QQnIQtvdAC_8n92-LhwPcjtAUFwBlzE8EWnKAxlgVf0</text:span></text:a><text:span text:style-name="T12">!!!! **</text:span></text:p>
      <text:p text:style-name="P5"/>
      <text:p text:style-name="P5"><text:span text:style-name="T3"><text:s text:c="2"/>BOOL_VAR_H(</text:span><text:span text:style-name="T6">tessedit_create_hocr</text:span><text:span text:style-name="T3">, </text:span><text:span text:style-name="T8">false</text:span><text:span text:style-name="T3">, </text:span><text:span text:style-name="T10">"Write .</text:span><text:span text:style-name="T11">html</text:span><text:span text:style-name="T10"> hOCR output file"</text:span><text:span text:style-name="T3">);</text:span></text:p>
      <text:p text:style-name="P4"><text:span text:style-name="T2"><text:s text:c="2"/>BOOL_VAR_H(</text:span><text:span text:style-name="T5">interactive_display_mode</text:span><text:span text:style-name="T2">, </text:span><text:span text:style-name="T7">false</text:span><text:span text:style-name="T2">, </text:span><text:span text:style-name="T9">"Run interactively?"</text:span><text:span text:style-name="T2">); </text:span></text:p>
      <text:list xml:id="list130474828" text:style-name="L3">
        <text:list-header>
          <text:p text:style-name="P14"/>
          <text:p text:style-name="P14"/>
          <text:p text:style-name="P14"/>
          <text:p text:style-name="P14"/>
        </text:list-header>
        <text:list-item>
          <text:p text:style-name="P14">Tesseract Terminology:</text:p>
          <text:list>
            <text:list-item>
              <text:p text:style-name="P15"><text:span text:style-name="T14">DLLSYM</text:span> – defined ccutil/platform.h – determines platform specific behavior (unix or windows)</text:p>
            </text:list-item>
            <text:list-item>
              <text:p text:style-name="P15"><text:span text:style-name="T14">Dawg </text:span>– Directed Acyclic Word Graph (http://www.wutka.com/dawg.html) (<text:a xlink:type="simple" xlink:href="http://tesseract-ocr.repairfaq.org/allaboutdawg.html" office:target-frame-name="_top" xlink:show="replace"><text:span text:style-name="Hyperlink">http://tesseract-ocr.repairfaq.org/allaboutdawg.html</text:span></text:a>)</text:p>
            </text:list-item>
            <text:list-item>
              <text:p text:style-name="P15"><text:span text:style-name="T14">Trie</text:span> – prefix tree (term trie comes from “re<text:span text:style-name="Default_20_Paragraph_20_Font"><text:span text:style-name="T13">trie</text:span></text:span>val”</text:p>
            </text:list-item>
            <text:list-item>
              <text:p text:style-name="P15"><text:span text:style-name="T14">OEM</text:span> – OCR Engine Mode: Tesseract Mode, Cube Mode, Tesseract-Cube Combined</text:p>
            </text:list-item>
            <text:list-item>
              <text:p text:style-name="P15"><text:span text:style-name="T14">ICU</text:span> - http://site.icu-project.org/ - a mature and widely used set of c/c++ and java libraries providing Unicode and globalization support for software applications. Used for internationalization of software so that a single program can work in any language. It takes care of any locale specific differences in terms and concepts.</text:p>
            </text:list-item>
            <text:list-item>
              <text:p text:style-name="P15"><text:span text:style-name="T14">UTF-8</text:span> – The character encoding which has become dominant for representing Unicode on the world-wide web. UTF-8 uses one <text:a xlink:type="simple" xlink:href="http://en.wikipedia.org/wiki/Byte" office:target-frame-name="_top" xlink:show="replace"><text:span text:style-name="Hyperlink">byte</text:span></text:a> for any <text:a xlink:type="simple" xlink:href="http://en.wikipedia.org/wiki/ASCII" office:target-frame-name="_top" xlink:show="replace"><text:span text:style-name="Hyperlink">ASCII</text:span></text:a> characters, which have the same code values in both UTF-8 and ASCII encoding, and up to four bytes for other characters.</text:p>
            </text:list-item>
            <text:list-item>
              <text:p text:style-name="P15"><text:span text:style-name="T14">Cube</text:span> – an auxilury engine that handles scripts like arabic. See – “An open source Tesseract based Optical Character Recognizer for BanglaScript”</text:p>
            </text:list-item>
            <text:list-item>
              <text:p text:style-name="P15"><text:span text:style-name="T14">CJK</text:span> – Chines Japanese Korean. Read text horizontally or vertically and often mix directions on a single page (vertical text also occurs next to images in magazines to credit the author)</text:p>
            </text:list-item>
            <text:list-item>
              <text:p text:style-name="P15"><text:span text:style-name="T14">Textord</text:span> – text ordering module</text:p>
            </text:list-item>
            <text:list-item>
              <text:p text:style-name="P13"><text:span text:style-name="T4">Tab stop</text:span><text:span text:style-name="T2"> – the left-side border of a document text block</text:span></text:p>
            </text:list-item>
          </text:list>
        </text:list-item>
      </text:list>
      <text:p text:style-name="Standard"/>
      <text:p text:style-name="Standard"/>
      <text:p text:style-name="Standard">Some notes on Tesseract:::</text:p>
      <text:p text:style-name="Standard">So start at the beginning:</text:p>
      <text:p text:style-name="Standard"/>
      <text:list xml:id="list292824927" text:style-name="L1">
        <text:list-item>
          <text:p text:style-name="P10">Adaptive Thresholding</text:p>
        </text:list-item>
      </text:list>
      <text:p text:style-name="Standard"><text:s/></text:p>
      <text:list xml:id="list79282959" text:continue-numbering="true" text:style-name="L1">
        <text:list-item>
          <text:p text:style-name="P10">Connective Component Analysis</text:p>
        </text:list-item>
      </text:list>
      <text:p text:style-name="P7"/>
      <text:list xml:id="list764206942" text:continue-numbering="true" text:style-name="L1">
        <text:list-item>
          <text:p text:style-name="P10">Find Text Lines and Words</text:p>
        </text:list-item>
      </text:list>
      <text:p text:style-name="Standard"/>
      <text:list xml:id="list737097525" text:continue-numbering="true" text:style-name="L1">
        <text:list-item>
          <text:p text:style-name="P10">Recognize Word Pass 1</text:p>
        </text:list-item>
      </text:list>
      <text:p text:style-name="Standard"><text:soft-page-break/></text:p>
      <text:list xml:id="list94069780" text:continue-numbering="true" text:style-name="L1">
        <text:list-item>
          <text:p text:style-name="P10">Recognize Word Pass 2</text:p>
        </text:list-item>
      </text:list>
      <text:p text:style-name="List_20_Paragraph"/>
      <text:p text:style-name="Standard"><text:a xlink:type="simple" xlink:href="http://tesseract-ocr.repairfaq.org/" office:target-frame-name="_top" xlink:show="replace"><text:span text:style-name="Hyperlink">http://tesseract-ocr.repairfaq.org/</text:span></text:a></text:p>
      <text:p text:style-name="Standard"><text:a xlink:type="simple" xlink:href="http://fossies.org/dox/tesseract-3.01/classtesseract_1_1TessBaseAPI.html" office:target-frame-name="_top" xlink:show="replace"><text:span text:style-name="Hyperlink">http://fossies.org/dox/tesseract-3.01/classtesseract_1_1TessBaseAPI.html</text:span></text:a></text:p>
      <text:p text:style-name="Standard">how close to accurate are these based on whats actually happening in the software??</text:p>
      <text:p text:style-name="Standard">----------------------------------------</text:p>
      <text:p text:style-name="Standard"/>
      <text:p text:style-name="Standard"/>
      <text:p text:style-name="Standard"/>
      <text:p text:style-name="Standard">----------------------------------------------------</text:p>
      <text:p text:style-name="Standard">Sequence of events at the beginning:</text:p>
      <text:p text:style-name="Standard">TessBaseAPI object created</text:p>
      <text:p text:style-name="Standard">The Init method called on TessBaseApi within baseapi.cpp: <text:line-break/><text:line-break/></text:p>
      <text:list xml:id="list1400397656" text:style-name="L2">
        <text:list-item>
          <text:p text:style-name="P11">Has the following arguments:</text:p>
          <text:list>
            <text:list-item>
              <text:p text:style-name="P11">Datapath – path to the tesseract exe</text:p>
            </text:list-item>
            <text:list-item>
              <text:p text:style-name="P11">Language – string describing the desired language (default is ‘eng’)</text:p>
              <text:list>
                <text:list-item>
                  <text:p text:style-name="P11">Takes a string of the format: ~&lt;lang&gt;+~&lt;lang&gt; to specify which languages are and aren’t loaded by tesseract. The ~ symbol signifies a language not to load while the + symbol is a delimiter between lanuages to load or not to load (for instance eng+fra+~chinese would load English and French but not Chinese.</text:p>
                </text:list-item>
              </text:list>
            </text:list-item>
            <text:list-item>
              <text:p text:style-name="P11">OCR Engine Mode – Specifies whether to use the Tesseract engine, the Cube engine, or both by combining the results somehow (neural network)</text:p>
            </text:list-item>
            <text:list-item>
              <text:p text:style-name="P11">Configs – this is a string array consisting of all of the arguments to tesseract that come after the output filename</text:p>
              <text:list>
                <text:list-item>
                  <text:p text:style-name="P11"/>
                </text:list-item>
              </text:list>
            </text:list-item>
            <text:list-item>
              <text:p text:style-name="P11">Configs_size – the number of strings in in the Configs string array (found by subtract argc by the index of the output in the argument array</text:p>
            </text:list-item>
            <text:list-item>
              <text:p text:style-name="P11">Vars_vec – An optional vector of variables to set (?)</text:p>
            </text:list-item>
            <text:list-item>
              <text:p text:style-name="P11">Vars_values – <text:s/>An optional corresponding vector of values for the variables in vars_vect. (?)</text:p>
            </text:list-item>
            <text:list-item>
              <text:p text:style-name="P11">Set_only_non_debug_params – if this is true then only the initialization variables will be set (?), I tried setting this to false (I’m assuming this allows for more debugging in some way having to do with the language training file but am not currently sure)</text:p>
            </text:list-item>
          </text:list>
        </text:list-item>
      </text:list>
      <text:p text:style-name="Standard"/>
      <text:p text:style-name="Standard"/>
      <text:p text:style-name="Standard">Tesseract Trained Data file has 16 different “Tessdata” types within it:</text:p>
      <text:p text:style-name="Standard">TESSDATA_LANG_CONFIG, <text:s text:c="8"/>// 0</text:p>
      <text:p text:style-name="Standard"><text:s text:c="2"/>TESSDATA_UNICHARSET, <text:s text:c="9"/>// 1</text:p>
      <text:p text:style-name="Standard"><text:s text:c="2"/>TESSDATA_AMBIGS, <text:s text:c="13"/>// 2</text:p>
      <text:p text:style-name="Standard"><text:s text:c="2"/>TESSDATA_INTTEMP, <text:s text:c="12"/>// 3</text:p>
      <text:p text:style-name="Standard"><text:s text:c="2"/>TESSDATA_PFFMTABLE, <text:s text:c="10"/>// 4</text:p>
      <text:p text:style-name="Standard"><text:s text:c="2"/>TESSDATA_NORMPROTO, <text:s text:c="10"/>// 5</text:p>
      <text:p text:style-name="Standard"><text:s text:c="2"/>TESSDATA_PUNC_DAWG, <text:s text:c="10"/>// 6</text:p>
      <text:p text:style-name="Standard"><text:s text:c="2"/>TESSDATA_SYSTEM_DAWG, <text:s text:c="8"/>// 7</text:p>
      <text:p text:style-name="Standard"><text:s text:c="2"/>TESSDATA_NUMBER_DAWG, <text:s text:c="8"/>// 8</text:p>
      <text:p text:style-name="Standard"><text:soft-page-break/><text:s text:c="2"/>TESSDATA_FREQ_DAWG, <text:s text:c="10"/>// 9</text:p>
      <text:p text:style-name="Standard"><text:s text:c="2"/>TESSDATA_FIXED_LENGTH_DAWGS, <text:s/>// 10</text:p>
      <text:p text:style-name="Standard"><text:s text:c="2"/>TESSDATA_CUBE_UNICHARSET, <text:s text:c="4"/>// 11</text:p>
      <text:p text:style-name="Standard"><text:s text:c="2"/>TESSDATA_CUBE_SYSTEM_DAWG, <text:s text:c="3"/>// 12</text:p>
      <text:p text:style-name="Standard"><text:s text:c="2"/>TESSDATA_SHAPE_TABLE, <text:s text:c="8"/>// 13</text:p>
      <text:p text:style-name="Standard"><text:s text:c="2"/>TESSDATA_BIGRAM_DAWG, <text:s text:c="8"/>// 14</text:p>
      <text:p text:style-name="Standard"><text:s text:c="2"/>TESSDATA_UNAMBIG_DAWG, <text:s text:c="7"/>// 15</text:p>
      <text:p text:style-name="Standard"><text:s text:c="2"/>TESSDATA_PARAMS_TRAINING_MODEL, <text:s/>// 16</text:p>
      <text:p text:style-name="Standard"/>
      <text:p text:style-name="Standard">The indexes in the data file corresponding to these starting points is indexed by the <text:s/>Tessdata enum in the offset_table array</text:p>
      <text:p text:style-name="Standard"/>
      <text:p text:style-name="Standard">Info about training: <text:a xlink:type="simple" xlink:href="http://code.google.com/p/tesseract-ocr/wiki/TrainingTesseract3" office:target-frame-name="_top" xlink:show="replace"><text:span text:style-name="Hyperlink">http://code.google.com/p/tess</text:span></text:a><text:a xlink:type="simple" xlink:href="http://code.google.com/p/tesseract-ocr/wiki/TrainingTesseract3" office:target-frame-name="_top" xlink:show="replace"><text:span text:style-name="Hyperlink">eract-ocr/wiki/TrainingTesseract3</text:span></text:a></text:p>
      <text:p text:style-name="Standard"/>
      <text:p text:style-name="Standard">Suffix corresponding to each Tessdata enum (in same order as they appear in file and as shown in Tessdata type names above):</text:p>
      <text:p text:style-name="Standard"/>
      <text:p text:style-name="Standard">0 <text:tab/>config</text:p>
      <text:p text:style-name="Standard">1 <text:tab/>unicharset</text:p>
      <text:p text:style-name="Standard">2 <text:tab/>unicharambigs</text:p>
      <text:p text:style-name="Standard">3 <text:tab/>inttemp</text:p>
      <text:p text:style-name="Standard">4 <text:tab/>pffmtable</text:p>
      <text:p text:style-name="Standard">5 <text:tab/>normproto</text:p>
      <text:p text:style-name="Standard">6 <text:tab/>punc-dawg</text:p>
      <text:p text:style-name="Standard">7 <text:tab/>word-dawg</text:p>
      <text:p text:style-name="Standard">8 <text:tab/>number-dawg</text:p>
      <text:p text:style-name="Standard">9<text:tab/>freq-dawg</text:p>
      <text:p text:style-name="Standard">10<text:tab/>fixed-length-dawgs</text:p>
      <text:p text:style-name="Standard">11<text:tab/>cube-unicharset</text:p>
      <text:p text:style-name="Standard">12<text:tab/>cube-word-dawg</text:p>
      <text:p text:style-name="Standard">13<text:tab/>shapetable</text:p>
      <text:p text:style-name="Standard">14<text:tab/>bigram-dawg</text:p>
      <text:p text:style-name="Standard">15<text:tab/>unambig-dawg</text:p>
      <text:p text:style-name="Standard">16<text:tab/>params-training-model</text:p>
      <text:p text:style-name="Standard"/>
      <text:p text:style-name="Standard"/>
      <text:p text:style-name="Standard"/>
      <text:p text:style-name="Standard"/>
      <text:p text:style-name="Standard"/>
      <text:p text:style-name="Standard"><text:s text:c="2"/>// Read parameters from the given file pointer (stop at end_offset). (guessing this reads the data from the language file and stores it in member_params, not sure what is meant by parameters though)</text:p>
      <text:p text:style-name="Standard"><text:s text:c="2"/>static bool ReadParamsFromFp(FILE *fp, inT64 end_offset,</text:p>
      <text:p text:style-name="Standard"><text:s text:c="31"/>SetParamConstraint constraint,</text:p>
      <text:p text:style-name="Standard"><text:s text:c="31"/>ParamsVectors *member_params);</text:p>
      <text:p text:style-name="Standard"/>
      <text:p text:style-name="Standard"/>
      <text:p text:style-name="P1">Changed</text:p>
      <text:list xml:id="list1590125693" text:continue-numbering="true" text:style-name="L2">
        <text:list-item>
          <text:p text:style-name="P12">Set_only_non_debug_params to false</text:p>
        </text:list-item>
        <text:list-item>
          <text:p text:style-name="P12">Tessedit_write_params_to_file – changed the output file name to <text:soft-page-break/>“tesseract_write_params_to_file” and seems to be outputting some sort of debug statements. Not sure yet what they all mean though.</text:p>
        </text:list-item>
        <text:list-item>
          <text:p text:style-name="P12">Set dawg_debug_level to 3 (show all debug messages) – this didn’t do anything tho, tried setting it in dict.cpp using the set_value() method, shows way too many debug statements. Need to redirect to file, or operate on a smaller input, ill see what options there are…. Not sure yet what the debug statements mean… my guess is that its printing out what is in the data file (the directed accyiclic word graph that is stored there)…</text:p>
        </text:list-item>
      </text:list>
      <text:p text:style-name="Standard"/>
      <text:p text:style-name="Standard">When I changed the set_only_non_debug_params from false to true and re-ran the program up until after the params are written to the file (after having saved another copy with the debug params) I noticed no change in the params that were written. My first guess would be that this means that the params being read from the file are the same no matter what (ie that there are no debug params in the file anyway, perhaps in an earlier pre-release version of the software there were more debug statements).</text:p>
      <text:p text:style-name="Standard">However, I did notice a difference in the console output!</text:p>
      <text:p text:style-name="Standard"/>
      <text:p text:style-name="Standard"/>
      <text:p text:style-name="Standard">The OCR engine used is specified by the OcrEngineMode enum.</text:p>
      <text:p text:style-name="Standard">enum OcrEngineMode {</text:p>
      <text:p text:style-name="Standard"><text:s text:c="2"/>OEM_TESSERACT_ONLY, <text:s text:c="10"/>// Run Tesseract only - fastest</text:p>
      <text:p text:style-name="Standard"><text:s text:c="2"/>OEM_CUBE_ONLY, <text:s text:c="15"/>// Run Cube only - better accuracy, but slower</text:p>
      <text:p text:style-name="Standard"><text:s text:c="2"/>OEM_TESSERACT_CUBE_COMBINED, <text:s/>// Run both and combine results - best accuracy</text:p>
      <text:p text:style-name="Standard"><text:s text:c="2"/>OEM_DEFAULT <text:s text:c="18"/>// Specify this mode when calling init_*(),</text:p>
      <text:p text:style-name="Standard"><text:s text:c="32"/>// to indicate that any of the above modes</text:p>
      <text:p text:style-name="Standard"><text:s text:c="32"/>// should be automatically inferred from the</text:p>
      <text:p text:style-name="Standard"><text:s text:c="32"/>// variables in the language-specific config,</text:p>
      <text:p text:style-name="Standard"><text:s text:c="32"/>// command-line configs, or if not specified</text:p>
      <text:p text:style-name="Standard"><text:s text:c="32"/>// in any of the above should be set to the</text:p>
      <text:p text:style-name="Standard"><text:s text:c="32"/>// default OEM_TESSERACT_ONLY.</text:p>
      <text:p text:style-name="Standard">};</text:p>
      <text:p text:style-name="Standard">Tesseract is initialized with OEM_DEFAULT</text:p>
      <text:p text:style-name="Standard"/>
      <text:p text:style-name="Standard">TessdataManager – opens the binary training data file</text:p>
      <text:p text:style-name="Standard"/>
      <text:p text:style-name="Standard"/>
      <text:p text:style-name="Standard"/>
      <text:p text:style-name="Standard">(in tesseractclass.h)</text:p>
      <text:p text:style-name="Standard">BOOL_VAR_H(tessedit_init_config_only, false,</text:p>
      <text:p text:style-name="Standard"><text:s text:c="13"/>"Only initialize with the config file. Useful if the instance is "</text:p>
      <text:p text:style-name="Standard"><text:s text:c="13"/>"not going to be used for OCR but say only for layout analysis</text:p>
      <text:p text:style-name="Standard"/>
      <text:p text:style-name="Standard"/>
      <text:p text:style-name="Standard">Cube and Tesseract are the two separate classifiers. Either one, the other, or both can be used for a given task, which depends on the application.</text:p>
      <text:p text:style-name="Standard"/>
      <text:p text:style-name="Standard"/>
      <text:p text:style-name="P8"/>
      <text:p text:style-name="Standard"/>
      <text:p text:style-name="Standard">Where the classifiers are initialized:</text:p>
      <text:p text:style-name="Standard"><text:soft-page-break/>/**</text:p>
      <text:p text:style-name="Standard"><text:s/>* @name program_editup</text:p>
      <text:p text:style-name="Standard"><text:s/>*</text:p>
      <text:p text:style-name="Standard"><text:s/>* Initialize all the things in the program that need to be initialized.</text:p>
      <text:p text:style-name="Standard"><text:s/>* init_permute determines whether to initialize the permute functions</text:p>
      <text:p text:style-name="Standard"><text:s/>* and Dawg models.</text:p>
      <text:p text:style-name="Standard"><text:s/>*/</text:p>
      <text:p text:style-name="Standard"/>
      <text:p text:style-name="Standard">InitFeatureDefs</text:p>
      <text:p text:style-name="Standard">Initializes a FEATURE_DEFS_STRUCT</text:p>
      <text:p text:style-name="Standard">Sets NumFeatureTypes to NUM_FEATURE_TYPES which is defined as 4</text:p>
      <text:p text:style-name="Standard">Sets the elements of the array of FEATURE_DESC_STRUCTs to DescDefs array elements.</text:p>
      <text:p text:style-name="Standard"/>
      <text:p text:style-name="Standard">DescDefs:</text:p>
      <text:p text:style-name="Standard">// MUST be kept in-sync with ExtractorDefs in fxdefs.cpp.</text:p>
      <text:p text:style-name="Standard">static const FEATURE_DESC_STRUCT *DescDefs[NUM_FEATURE_TYPES] = {</text:p>
      <text:p text:style-name="Standard"><text:s text:c="2"/>&amp;MicroFeatureDesc,</text:p>
      <text:p text:style-name="Standard"><text:s text:c="2"/>&amp;CharNormDesc,</text:p>
      <text:p text:style-name="Standard"><text:s text:c="2"/>&amp;IntFeatDesc,</text:p>
      <text:p text:style-name="Standard"><text:s text:c="2"/>&amp;GeoFeatDesc</text:p>
      <text:p text:style-name="Standard">};</text:p>
      <text:p text:style-name="Standard"/>
      <text:p text:style-name="P1">/*----------------------------------------------------------------------</text:p>
      <text:p text:style-name="P1"><text:s text:c="4"/>Macros for defining the parameters of a new features</text:p>
      <text:p text:style-name="P1">----------------------------------------------------------------------*/</text:p>
      <text:p text:style-name="P1">#define StartParamDesc(Name)<text:tab/>\</text:p>
      <text:p text:style-name="P1">const PARAM_DESC Name[] = {</text:p>
      <text:p text:style-name="P1"/>
      <text:p text:style-name="P1">#define DefineParam(Circular, NonEssential, Min, Max)<text:tab/>\</text:p>
      <text:p text:style-name="P1"><text:tab/>{Circular, NonEssential, Min, Max,<text:tab/><text:tab/><text:tab/>\</text:p>
      <text:p text:style-name="P1"><text:tab/>(Max) - (Min), (((Max) - (Min))/2.0), (((Max) + (Min))/2.0)},</text:p>
      <text:p text:style-name="P1"/>
      <text:p text:style-name="P9">#define EndParamDesc <text:s/>};</text:p>
      <text:p text:style-name="P3"/>
      <text:p text:style-name="P8"><text:span text:style-name="Default_20_Paragraph_20_Font"><text:span text:style-name="T1">See featdefs.cpp for where these features are defined.</text:span></text:span></text:p>
      <text:p text:style-name="P1"/>
      <text:p text:style-name="P1">/*----------------------------------------------------------------------</text:p>
      <text:p text:style-name="P1">Macro for describing a new feature. <text:s/>The parameters of the macro</text:p>
      <text:p text:style-name="P1">are as follows:</text:p>
      <text:p text:style-name="P1"/>
      <text:p text:style-name="P1">DefineFeature (Name, NumLinear, NumCircular, ShortName, ParamName)</text:p>
      <text:p text:style-name="P1">----------------------------------------------------------------------*/</text:p>
      <text:p text:style-name="P1">#define DefineFeature(Name, NL, NC, SN, PN)<text:tab/><text:tab/>\</text:p>
      <text:p text:style-name="P1">const FEATURE_DESC_STRUCT Name = {<text:tab/><text:tab/><text:tab/><text:tab/>\</text:p>
      <text:p text:style-name="P1"><text:tab/>((NL) + (NC)), SN, PN};</text:p>
      <text:p text:style-name="P8"/>
      <text:p text:style-name="Standard"/>
      <text:p text:style-name="Standard"/>
      <text:p text:style-name="Standard"><text:soft-page-break/>struct FEATURE_DEFS_STRUCT {</text:p>
      <text:p text:style-name="Standard"><text:s text:c="2"/>uinT32 NumFeatureTypes;</text:p>
      <text:p text:style-name="Standard"><text:s text:c="2"/>const FEATURE_DESC_STRUCT* FeatureDesc[NUM_FEATURE_TYPES];</text:p>
      <text:p text:style-name="Standard"><text:s text:c="2"/>const FEATURE_EXT_STRUCT* FeatureExtractors[NUM_FEATURE_TYPES];</text:p>
      <text:p text:style-name="Standard"><text:s text:c="2"/>int FeatureEnabled[NUM_FEATURE_TYPES];</text:p>
      <text:p text:style-name="Standard">};</text:p>
      <text:p text:style-name="Standard"/>
      <text:p text:style-name="Standard">struct FEATURE_DESC_STRUCT {</text:p>
      <text:p text:style-name="Standard"><text:s text:c="2"/>uinT16 NumParams; <text:s text:c="15"/>// total # of params</text:p>
      <text:p text:style-name="Standard"><text:s text:c="2"/>const char *ShortName; <text:s text:c="10"/>// short name for feature</text:p>
      <text:p text:style-name="Standard"><text:s text:c="2"/>const PARAM_DESC *ParamDesc; <text:s text:c="4"/>// array - one per param</text:p>
      <text:p text:style-name="Standard">};</text:p>
      <text:p text:style-name="Standard"/>
      <text:p text:style-name="Standard">struct PARAM_DESC {</text:p>
      <text:p text:style-name="Standard"><text:s text:c="2"/>inT8 Circular; <text:s text:c="18"/>// TRUE if dimension wraps around</text:p>
      <text:p text:style-name="Standard"><text:s text:c="2"/>inT8 NonEssential; <text:s text:c="14"/>// TRUE if dimension not used in searches</text:p>
      <text:p text:style-name="Standard"><text:s text:c="2"/>FLOAT32 Min; <text:s text:c="20"/>// low end of range for circular dimensions</text:p>
      <text:p text:style-name="Standard"><text:s text:c="2"/>FLOAT32 Max; <text:s text:c="20"/>// high end of range for circular dimensions</text:p>
      <text:p text:style-name="Standard"><text:s text:c="2"/>FLOAT32 Range; <text:s text:c="18"/>// Max - Min</text:p>
      <text:p text:style-name="Standard"><text:s text:c="2"/>FLOAT32 HalfRange; <text:s text:c="14"/>// (Max - Min)/2</text:p>
      <text:p text:style-name="Standard"><text:s text:c="2"/>FLOAT32 MidRange; <text:s text:c="15"/>// (Max + Min)/2</text:p>
      <text:p text:style-name="Standard">};</text:p>
      <text:p text:style-name="Standard">struct FEATURE_EXT_STRUCT {</text:p>
      <text:p text:style-name="Standard"><text:s text:c="2"/>FX_FUNC Extractor; <text:s text:c="12"/>// func to extract features</text:p>
      <text:p text:style-name="Standard">};</text:p>
      <text:p text:style-name="Standard"/>
      <text:p text:style-name="Standard">//definition for function pointer FX_FUNC which takes two arguments and returns a FEATURE_SET struct</text:p>
      <text:p text:style-name="Standard">typedef FEATURE_SET (*FX_FUNC) (TBLOB *, const DENORM&amp;); </text:p>
      <text:p text:style-name="Standard"/>
      <text:p text:style-name="Standard">typedef FEATURE_SET_STRUCT *FEATURE_SET;</text:p>
      <text:p text:style-name="Standard"/>
      <text:p text:style-name="Standard">struct FEATURE_SET_STRUCT {</text:p>
      <text:p text:style-name="Standard"><text:s text:c="2"/>uinT16 NumFeatures; <text:s text:c="11"/>// number of features in set</text:p>
      <text:p text:style-name="Standard"><text:s text:c="2"/>uinT16 MaxNumFeatures; <text:s text:c="8"/>// maximum size of feature set</text:p>
      <text:p text:style-name="Standard"><text:s text:c="2"/>FEATURE Features[1]; <text:s text:c="10"/>// variable size array of features</text:p>
      <text:p text:style-name="Standard">};</text:p>
      <text:p text:style-name="Standard"/>
      <text:p text:style-name="Standard">typedef FEATURE_STRUCT *FEATURE;</text:p>
      <text:p text:style-name="Standard"/>
      <text:p text:style-name="Standard">struct FEATURE_STRUCT {</text:p>
      <text:p text:style-name="Standard"><text:s text:c="2"/>const FEATURE_DESC_STRUCT *Type; <text:s/>// points to description of feature type</text:p>
      <text:p text:style-name="Standard"><text:s text:c="2"/>FLOAT32 Params[1]; <text:s text:c="15"/>// variable size array - params for feature</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OpenSymbol" svg:font-family="OpenSymbol"/>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margin-top="0in" fo:margin-bottom="0in" fo:hyphenation-ladder-count="no-limit" fo:text-indent="0in" style:auto-text-indent="false">
        <style:tab-stops/>
      </style:paragraph-properties>
      <style:text-properties fo:hyphenate="false" fo:hyphenation-remain-char-count="2" fo:hyphenation-push-char-count="2"/>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4LVL1" style:display-name="WW_CharLFO4LVL1" style:family="text">
      <style:text-properties style:font-name="Times New Roman" style:font-name-asian="DejaVu Sans" style:font-name-complex="Times New Roman"/>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Bruce</meta:initial-creator>
    <meta:creation-date>2013-03-09T17:57:47</meta:creation-date>
    <dc:date>2013-03-09T19:04:12</dc:date>
    <dc:creator>Jake Bruce</dc:creator>
    <meta:editing-duration>P0D</meta:editing-duration>
    <meta:editing-cycles>3</meta:editing-cycles>
    <meta:generator>LibreOffice/3.5$Linux_X86_64 LibreOffice_project/350m1$Build-2</meta:generator>
    <meta:document-statistic meta:table-count="0" meta:image-count="0" meta:object-count="0" meta:page-count="6" meta:paragraph-count="183" meta:word-count="1501" meta:character-count="11156" meta:non-whitespace-character-count="9074"/>
  </office:meta>
</office:document-meta>
</file>